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itle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T1" style:family="text">
      <style:text-properties fo:language="en" fo:country="US"/>
    </style:style>
    <style:style style:name="T2" style:family="text">
      <style:text-properties fo:color="#00000a" style:font-name="Calibri" fo:font-size="12pt" style:font-size-asian="12pt" style:font-name-complex="F" style:font-size-complex="12pt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стовое задание для соискателей </text:p>
      <text:p text:style-name="P2">на должность </text:p>
      <text:p text:style-name="P2">фронтенд разработчика</text:p>
      <text:p text:style-name="Standard"/>
      <text:list xml:id="list7921549186514154014" text:style-name="Outline">
        <text:list-item>
          <text:list>
            <text:list-item>
              <text:h text:style-name="Heading_20_2" text:outline-level="2">Предусловия<text:span text:style-name="T1">: </text:span></text:h>
            </text:list-item>
          </text:list>
        </text:list-item>
      </text:list>
      <text:list xml:id="list542780461292422396" text:style-name="WWNum1">
        <text:list-item>
          <text:p text:style-name="P4">Язык программирования <text:span text:style-name="T1">TypeScript</text:span>;</text:p>
        </text:list-item>
        <text:list-item>
          <text:p text:style-name="P4">БД на усмотрение соискателя (<text:span text:style-name="T1">PosrgreSQL, </text:span><text:span text:style-name="T3">можно использовать заглушку</text:span>).</text:p>
        </text:list-item>
      </text:list>
      <text:p text:style-name="Standard"/>
      <text:list xml:id="list29822696" text:continue-list="list7921549186514154014" text:style-name="Outline">
        <text:list-item>
          <text:list>
            <text:list-item>
              <text:h text:style-name="Heading_20_2" text:outline-level="2">Срок реализации задания: <text:bookmark text:name="Bookmark"/></text:h>
            </text:list-item>
            <text:list-item>
              <text:h text:style-name="Heading_20_2" text:outline-level="2"><text:span text:style-name="T2">Не более 10 календарных дней с момента получения задания</text:span></text:h>
            </text:list-item>
          </text:list>
        </text:list-item>
      </text:list>
      <text:p text:style-name="Standard"/>
      <text:list xml:id="list29819525" text:continue-numbering="true" text:style-name="Outline">
        <text:list-item>
          <text:list>
            <text:list-item>
              <text:h text:style-name="Heading_20_2" text:outline-level="2">Оценочные критерии в порядке важности:</text:h>
            </text:list-item>
          </text:list>
        </text:list-item>
      </text:list>
      <text:list xml:id="list6764997861546007052" text:style-name="WWNum2">
        <text:list-item>
          <text:p text:style-name="P5">В предоставленном проекте выполнены все задания из перечня ниже;</text:p>
        </text:list-item>
        <text:list-item>
          <text:p text:style-name="P5">Качество написанного кода<text:span text:style-name="T1">;</text:span></text:p>
        </text:list-item>
        <text:list-item>
          <text:p text:style-name="P5">Сроки реализации</text:p>
        </text:list-item>
        <text:list-item>
          <text:p text:style-name="P5">Реализованы задания из раздела “Дополнительные задания”</text:p>
        </text:list-item>
      </text:list>
      <text:p text:style-name="Standard"/>
      <text:list xml:id="list29836549" text:continue-list="list29819525" text:style-name="Outline">
        <text:list-item>
          <text:list>
            <text:list-item>
              <text:h text:style-name="Heading_20_2" text:outline-level="2">Результат выполнения задания:</text:h>
            </text:list-item>
          </text:list>
        </text:list-item>
      </text:list>
      <text:p text:style-name="Standard">В качестве результата выполнения задания должна выступать ссылка на репозиторий с исходным кодом проекта (<text:span text:style-name="T1">GitHub</text:span> или любой другой). </text:p>
      <text:p text:style-name="Standard">Проект должен успешно компилироваться и запускаться.</text:p>
      <text:p text:style-name="Standard">Если нужны какие-то особые действия для запуска проекта просьба описать их в <text:span text:style-name="T1">readme</text:span> файле.</text:p>
      <text:list xml:id="list29842993" text:continue-numbering="true" text:style-name="Outline">
        <text:list-item>
          <text:h text:style-name="P1" text:outline-level="1">Задание.</text:h>
        </text:list-item>
      </text:list>
      <text:p text:style-name="Standard"/>
      <text:p text:style-name="Standard">Необходимо реализовать прототип web-приложения для книжного фан-сайта \ библиотеки. Бэк-енд можно заполнить фейковыми данными или написать свой <text:span text:style-name="T3">(с использованием .</text:span><text:span text:style-name="T1">net c# </text:span><text:span text:style-name="T3">или </text:span><text:span text:style-name="T1">node.js</text:span><text:span text:style-name="T3">).</text:span> Приветствуется использование <text:span text:style-name="T1">R</text:span>eact, graphaql, antD, eCharts.</text:p>
      <text:p text:style-name="Standard"><text:span text:style-name="T1"/></text:p>
      <text:p text:style-name="Standard"><text:span text:style-name="T3">Минимальные т</text:span>ребования к системе:</text:p>
      <text:p text:style-name="Standard"/>
      <text:list xml:id="list4756013247609045203" text:style-name="WWNum3">
        <text:list-item>
          <text:p text:style-name="P6">Необходимо вывести список книг со следующим перечнем полей:</text:p>
        </text:list-item>
      </text:list>
      <text:p text:style-name="List_20_Paragraph"><text:span text:style-name="T1">ID</text:span>, Название, Год, Жанр, Автор.</text:p>
      <text:list xml:id="list29820569" text:continue-numbering="true" text:style-name="WWNum3">
        <text:list-item>
          <text:p text:style-name="P6">Необходимо реализовать возможность добавить новую книгу. </text:p>
        </text:list-item>
        <text:list-item>
          <text:p text:style-name="P6">Необходимо реализовать возможность изменить существующую книгу</text:p>
        </text:list-item>
        <text:list-item>
          <text:p text:style-name="P6">Необходимо реализовать возможность удалить выбранную книгу/книги. </text:p>
        </text:list-item>
      </text:list>
      <text:p text:style-name="Standard"/>
      <text:p text:style-name="Standard">Дополнительные пункты, выполнение которых будет плюсом:</text:p>
      <text:list xml:id="list29831126" text:continue-numbering="true" text:style-name="WWNum3">
        <text:list-item>
          <text:p text:style-name="P6">Добавить авторизацию</text:p>
        </text:list-item>
        <text:list-item>
          <text:p text:style-name="P6">Добавить валидацию</text:p>
        </text:list-item>
        <text:list-item>
          <text:p text:style-name="P6">Расширить модель данных 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style:font-name-complex="F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style:font-name-complex="F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4_20_Знак" style:display-name="Заголовок 4 Знак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нстантин Комаров</meta:initial-creator>
    <meta:editing-cycles>9</meta:editing-cycles>
    <meta:creation-date>2020-02-19T16:20:00</meta:creation-date>
    <dc:date>2024-02-05T09:57:07.18</dc:date>
    <meta:editing-duration>PT10S</meta:editing-duration>
    <meta:generator>OpenOffice/4.1.14$Win32 OpenOffice.org_project/4114m1$Build-9811</meta:generator>
    <meta:document-statistic meta:table-count="0" meta:image-count="0" meta:object-count="0" meta:page-count="1" meta:paragraph-count="29" meta:word-count="189" meta:character-count="1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